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896cm"/>
    </style:style>
    <style:style style:name="Table1.B" style:family="table-column">
      <style:table-column-properties style:column-width="15.0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b550ce" officeooo:paragraph-rsid="01b550ce"/>
    </style:style>
    <style:style style:name="P2" style:family="paragraph" style:parent-style-name="Text_20_body">
      <style:text-properties officeooo:rsid="01b5bd74" officeooo:paragraph-rsid="01b5bd74"/>
    </style:style>
    <style:style style:name="P3" style:family="paragraph" style:parent-style-name="Text_20_body">
      <style:text-properties officeooo:rsid="01ba786e" officeooo:paragraph-rsid="01ba786e"/>
    </style:style>
    <style:style style:name="P4" style:family="paragraph" style:parent-style-name="Text_20_body">
      <style:text-properties officeooo:rsid="01bc769d" officeooo:paragraph-rsid="01c26223"/>
    </style:style>
    <style:style style:name="P5" style:family="paragraph" style:parent-style-name="Text_20_body">
      <style:text-properties officeooo:rsid="01bc769d" officeooo:paragraph-rsid="01e8f62e"/>
    </style:style>
    <style:style style:name="P6" style:family="paragraph" style:parent-style-name="Text_20_body">
      <style:text-properties officeooo:rsid="01c26223" officeooo:paragraph-rsid="01c26223"/>
    </style:style>
    <style:style style:name="P7" style:family="paragraph" style:parent-style-name="Text_20_body">
      <style:text-properties style:font-name="Courier New" officeooo:rsid="01c26223" officeooo:paragraph-rsid="01c26223"/>
    </style:style>
    <style:style style:name="P8" style:family="paragraph" style:parent-style-name="Text_20_body">
      <style:text-properties officeooo:rsid="01b7735c" officeooo:paragraph-rsid="01b7735c"/>
    </style:style>
    <style:style style:name="P9" style:family="paragraph" style:parent-style-name="Text_20_body">
      <style:text-properties officeooo:rsid="01c62aac" officeooo:paragraph-rsid="01de3f93" fo:background-color="transparent"/>
    </style:style>
    <style:style style:name="P10" style:family="paragraph" style:parent-style-name="Text_20_body">
      <style:text-properties officeooo:rsid="01b8fc36" officeooo:paragraph-rsid="01e5043f" fo:background-color="transparent"/>
    </style:style>
    <style:style style:name="P11" style:family="paragraph" style:parent-style-name="Text_20_body">
      <style:text-properties officeooo:rsid="01e5043f" officeooo:paragraph-rsid="01e5043f" fo:background-color="transparent"/>
    </style:style>
    <style:style style:name="P12" style:family="paragraph" style:parent-style-name="Text_20_body">
      <style:text-properties officeooo:rsid="01c6f2e9" officeooo:paragraph-rsid="01c6f2e9"/>
    </style:style>
    <style:style style:name="P13" style:family="paragraph" style:parent-style-name="Text_20_body">
      <style:text-properties officeooo:rsid="01de7f45" officeooo:paragraph-rsid="01de7f45"/>
    </style:style>
    <style:style style:name="P14" style:family="paragraph" style:parent-style-name="Text_20_body">
      <style:text-properties fo:font-style="normal" fo:font-weight="normal" officeooo:rsid="01e06628" officeooo:paragraph-rsid="01e06628" fo:background-color="transparent" style:font-style-asian="normal" style:font-weight-asian="normal" style:font-style-complex="normal" style:font-weight-complex="normal"/>
    </style:style>
    <style:style style:name="P15" style:family="paragraph" style:parent-style-name="Text_20_body">
      <style:paragraph-properties fo:margin-left="0cm" fo:margin-right="0cm" fo:text-indent="0cm" style:auto-text-indent="false"/>
      <style:text-properties style:font-name="Courier New" fo:font-size="7pt" officeooo:rsid="01c26223" officeooo:paragraph-rsid="01c26223" style:font-size-asian="7pt" style:font-size-complex="7pt"/>
    </style:style>
    <style:style style:name="P16" style:family="paragraph" style:parent-style-name="Text_20_body">
      <style:paragraph-properties fo:margin-left="0cm" fo:margin-right="0cm" fo:text-indent="0cm" style:auto-text-indent="false"/>
      <style:text-properties style:font-name="Courier New" fo:font-size="7pt" officeooo:rsid="01c26223" officeooo:paragraph-rsid="01db7181" style:font-size-asian="7pt" style:font-size-complex="7pt"/>
    </style:style>
    <style:style style:name="P17" style:family="paragraph" style:parent-style-name="Table_20_Contents">
      <style:paragraph-properties fo:text-align="start" style:justify-single-word="false"/>
      <style:text-properties style:font-name="Linux Libertine G" fo:font-size="8pt" officeooo:rsid="01c26223" officeooo:paragraph-rsid="01c26223" style:font-size-asian="8pt" style:font-size-complex="8pt"/>
    </style:style>
    <style:style style:name="P18" style:family="paragraph" style:parent-style-name="Table_20_Contents">
      <style:paragraph-properties fo:text-align="start" style:justify-single-word="false"/>
      <style:text-properties style:font-name="Linux Libertine G" fo:font-size="8pt" officeooo:rsid="01c26223" officeooo:paragraph-rsid="01db7181" style:font-size-asian="8pt" style:font-size-complex="8pt"/>
    </style:style>
    <style:style style:name="P19" style:family="paragraph" style:parent-style-name="Footnote">
      <style:text-properties officeooo:rsid="01b8fc36" officeooo:paragraph-rsid="01b8fc36"/>
    </style:style>
    <style:style style:name="P20" style:family="paragraph" style:parent-style-name="Footnote">
      <style:text-properties officeooo:rsid="01bbb53f" officeooo:paragraph-rsid="01bbb53f"/>
    </style:style>
    <style:style style:name="P21" style:family="paragraph" style:parent-style-name="Footnote">
      <style:text-properties style:font-name="Courier New" officeooo:rsid="01bbb53f" officeooo:paragraph-rsid="01bbb53f"/>
    </style:style>
    <style:style style:name="P22" style:family="paragraph" style:parent-style-name="Footnote">
      <style:text-properties officeooo:rsid="01bc769d" officeooo:paragraph-rsid="01bc769d"/>
    </style:style>
    <style:style style:name="P23" style:family="paragraph" style:parent-style-name="Footnote">
      <style:text-properties officeooo:rsid="01c15db2" officeooo:paragraph-rsid="01c15db2"/>
    </style:style>
    <style:style style:name="P24" style:family="paragraph" style:parent-style-name="Footnote">
      <style:text-properties officeooo:rsid="01c6b3d9" officeooo:paragraph-rsid="01c6b3d9"/>
    </style:style>
    <style:style style:name="P25" style:family="paragraph" style:parent-style-name="Footnote">
      <style:text-properties officeooo:rsid="01c6f2e9" officeooo:paragraph-rsid="01c6f2e9"/>
    </style:style>
    <style:style style:name="P26" style:family="paragraph" style:parent-style-name="Footnote">
      <style:text-properties officeooo:rsid="01cfff99" officeooo:paragraph-rsid="01cfff99"/>
    </style:style>
    <style:style style:name="P27" style:family="paragraph" style:parent-style-name="Footnote">
      <style:text-properties officeooo:rsid="01cfff99" officeooo:paragraph-rsid="01d0885c"/>
    </style:style>
    <style:style style:name="P28" style:family="paragraph" style:parent-style-name="Footnote">
      <style:text-properties officeooo:rsid="01e06668" officeooo:paragraph-rsid="01e06668"/>
    </style:style>
    <style:style style:name="P29" style:family="paragraph" style:parent-style-name="Footnote">
      <style:paragraph-properties fo:text-align="start" style:justify-single-word="false"/>
      <style:text-properties officeooo:rsid="01e06668" officeooo:paragraph-rsid="01e06668"/>
    </style:style>
    <style:style style:name="P30" style:family="paragraph" style:parent-style-name="Footnote">
      <style:paragraph-properties fo:text-align="start" style:justify-single-word="false"/>
      <style:text-properties officeooo:rsid="01e06668" officeooo:paragraph-rsid="01e318be"/>
    </style:style>
    <style:style style:name="P31" style:family="paragraph" style:parent-style-name="Footnote">
      <style:text-properties officeooo:rsid="01ba786e" officeooo:paragraph-rsid="01ba786e"/>
    </style:style>
    <style:style style:name="P32" style:family="paragraph" style:parent-style-name="Footnote">
      <style:paragraph-properties fo:text-align="start" style:justify-single-word="false"/>
      <style:text-properties officeooo:rsid="01e5043f" officeooo:paragraph-rsid="01e5043f"/>
    </style:style>
    <style:style style:name="P33" style:family="paragraph" style:parent-style-name="Text_20_body" style:list-style-name="L1">
      <style:text-properties fo:font-weight="normal" officeooo:rsid="01b7735c" officeooo:paragraph-rsid="01b7735c" style:font-weight-asian="normal" style:font-weight-complex="normal"/>
    </style:style>
    <style:style style:name="P34" style:family="paragraph" style:parent-style-name="Text_20_body" style:list-style-name="L1">
      <style:text-properties fo:font-weight="normal" officeooo:rsid="01b8fc36" officeooo:paragraph-rsid="01b8fc36" style:font-weight-asian="normal" style:font-weight-complex="normal"/>
    </style:style>
    <style:style style:name="P35" style:family="paragraph" style:parent-style-name="Text_20_body" style:list-style-name="L1">
      <style:text-properties officeooo:rsid="01b7735c" officeooo:paragraph-rsid="01b7735c"/>
    </style:style>
    <style:style style:name="P36" style:family="paragraph" style:parent-style-name="Text_20_body" style:list-style-name="L1">
      <style:text-properties officeooo:rsid="01b8fc36" officeooo:paragraph-rsid="01e06668"/>
    </style:style>
    <style:style style:name="P37" style:family="paragraph" style:parent-style-name="Text_20_body" style:list-style-name="L2">
      <style:text-properties officeooo:rsid="01ba786e" officeooo:paragraph-rsid="01bc769d"/>
    </style:style>
    <style:style style:name="P38" style:family="paragraph" style:parent-style-name="Text_20_body" style:list-style-name="L2">
      <style:text-properties fo:font-style="italic" officeooo:rsid="01c15db2" officeooo:paragraph-rsid="01c15db2" style:font-style-asian="italic" style:font-style-complex="italic"/>
    </style:style>
    <style:style style:name="P39" style:family="paragraph" style:parent-style-name="Text_20_body">
      <style:text-properties fo:font-style="italic" officeooo:rsid="01ede985" officeooo:paragraph-rsid="01ede985" style:font-style-asian="italic" style:font-style-complex="italic"/>
    </style:style>
    <style:style style:name="P40" style:family="paragraph" style:parent-style-name="Text_20_body">
      <style:text-properties fo:font-style="italic" officeooo:rsid="01ede985" officeooo:paragraph-rsid="01f726c5" style:font-style-asian="italic" style:font-style-complex="italic"/>
    </style:style>
    <style:style style:name="P41" style:family="paragraph" style:parent-style-name="Text_20_body">
      <style:text-properties fo:font-style="italic" officeooo:rsid="01f788ff" officeooo:paragraph-rsid="01f788ff" style:font-style-asian="italic" style:font-style-complex="italic"/>
    </style:style>
    <style:style style:name="P42" style:family="paragraph" style:parent-style-name="Text_20_body" style:list-style-name="L2">
      <style:text-properties fo:font-style="italic" officeooo:rsid="01d0885c" officeooo:paragraph-rsid="01d0885c" fo:background-color="transparent" style:font-style-asian="italic" style:font-style-complex="italic"/>
    </style:style>
    <style:style style:name="P43" style:family="paragraph" style:parent-style-name="Text_20_body" style:list-style-name="L2">
      <style:text-properties fo:font-style="italic" officeooo:rsid="01d68051" officeooo:paragraph-rsid="01d87918" fo:background-color="transparent" style:font-style-asian="italic" style:font-style-complex="italic"/>
    </style:style>
    <style:style style:name="P44" style:family="paragraph" style:parent-style-name="Text_20_body" style:list-style-name="L2">
      <style:text-properties officeooo:rsid="01c15db2" officeooo:paragraph-rsid="01c15db2"/>
    </style:style>
    <style:style style:name="P45" style:family="paragraph" style:parent-style-name="Text_20_body" style:list-style-name="L2">
      <style:text-properties officeooo:rsid="01bc769d" officeooo:paragraph-rsid="01d68051"/>
    </style:style>
    <style:style style:name="P46" style:family="paragraph" style:parent-style-name="Text_20_body" style:list-style-name="L2">
      <style:text-properties officeooo:rsid="01d0885c" officeooo:paragraph-rsid="01d0885c" fo:background-color="transparent"/>
    </style:style>
    <style:style style:name="P47" style:family="paragraph" style:parent-style-name="Text_20_body" style:list-style-name="L2">
      <style:text-properties officeooo:rsid="01d0885c" officeooo:paragraph-rsid="01d68051" fo:background-color="transparent"/>
    </style:style>
    <style:style style:name="P48" style:family="paragraph" style:parent-style-name="Text_20_body" style:list-style-name="L4">
      <style:text-properties officeooo:rsid="01f86df6" officeooo:paragraph-rsid="01f86df6" fo:background-color="transparent"/>
    </style:style>
    <style:style style:name="P49" style:family="paragraph" style:parent-style-name="Text_20_body" style:list-style-name="L4">
      <style:text-properties officeooo:rsid="01f98813" officeooo:paragraph-rsid="01f98813" fo:background-color="transparent"/>
    </style:style>
    <style:style style:name="P50" style:family="paragraph" style:parent-style-name="Text_20_body">
      <style:text-properties officeooo:rsid="01f98813" officeooo:paragraph-rsid="01f98813" fo:background-color="transparent"/>
    </style:style>
    <style:style style:name="P51" style:family="paragraph" style:parent-style-name="Text_20_body">
      <style:text-properties officeooo:rsid="01f1f4d2" officeooo:paragraph-rsid="01f1f4d2"/>
    </style:style>
    <style:style style:name="P52" style:family="paragraph" style:parent-style-name="Heading_20_2">
      <style:text-properties officeooo:rsid="01e8f62e" officeooo:paragraph-rsid="01e8f62e"/>
    </style:style>
    <style:style style:name="P53" style:family="paragraph" style:parent-style-name="Heading_20_2">
      <style:text-properties officeooo:rsid="01ede985" officeooo:paragraph-rsid="01ede985"/>
    </style:style>
    <style:style style:name="P54" style:family="paragraph" style:parent-style-name="Heading_20_1">
      <style:text-properties officeooo:rsid="01b7735c" officeooo:paragraph-rsid="01b7735c"/>
    </style:style>
    <style:style style:name="P55" style:family="paragraph" style:parent-style-name="Heading_20_1">
      <style:text-properties officeooo:rsid="01c26223" officeooo:paragraph-rsid="01c26223"/>
    </style:style>
    <style:style style:name="P56" style:family="paragraph" style:parent-style-name="Heading_20_1">
      <style:text-properties officeooo:rsid="01c62aac" officeooo:paragraph-rsid="01c62aac"/>
    </style:style>
    <style:style style:name="P57" style:family="paragraph" style:parent-style-name="Heading_20_1">
      <style:text-properties officeooo:paragraph-rsid="01ec8097"/>
    </style:style>
    <style:style style:name="P58" style:family="paragraph" style:parent-style-name="Table_20_Contents">
      <style:text-properties style:font-name="Linux Libertine G" fo:font-size="11pt" officeooo:rsid="01f726c5" officeooo:paragraph-rsid="01f726c5" style:font-size-asian="10.5pt"/>
    </style:style>
    <style:style style:name="P59" style:family="paragraph" style:parent-style-name="Table_20_Contents">
      <style:paragraph-properties fo:text-align="start" style:justify-single-word="false"/>
      <style:text-properties style:font-name="Linux Libertine G" fo:font-size="11pt" officeooo:rsid="01f726c5" officeooo:paragraph-rsid="01f726c5" style:font-size-asian="10.5pt"/>
    </style:style>
    <style:style style:name="P60" style:family="paragraph" style:parent-style-name="Footnote">
      <style:paragraph-properties fo:text-align="start" style:justify-single-word="false"/>
      <style:text-properties style:font-name="Courier New" officeooo:rsid="01bbb53f" officeooo:paragraph-rsid="01bbb53f"/>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fo:background-color="#ffffff"/>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bc769d" style:font-style-asian="italic" style:font-weight-asian="normal" style:font-style-complex="italic" style:font-weight-complex="normal"/>
    </style:style>
    <style:style style:name="T5" style:family="text">
      <style:text-properties fo:font-style="italic" fo:font-weight="normal" officeooo:rsid="01d0885c" style:font-style-asian="italic" style:font-weight-asian="normal" style:font-style-complex="italic" style:font-weight-complex="normal"/>
    </style:style>
    <style:style style:name="T6" style:family="text">
      <style:text-properties fo:font-style="italic" fo:background-color="#ffff00"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1f726c5" style:font-style-asian="normal" style:font-style-complex="normal"/>
    </style:style>
    <style:style style:name="T9" style:family="text">
      <style:text-properties fo:font-style="normal" officeooo:rsid="01f98813" style:font-style-asian="normal" style:font-style-complex="normal"/>
    </style:style>
    <style:style style:name="T10" style:family="text">
      <style:text-properties fo:font-style="normal" officeooo:rsid="01f98813" style:font-style-asian="normal" style:font-style-complex="normal" fo:background-color="#ffffff"/>
    </style:style>
    <style:style style:name="T11" style:family="text">
      <style:text-properties fo:font-style="normal" style:font-style-asian="normal" style:font-style-complex="normal" fo:background-color="#ffffff"/>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1ba786e" style:font-style-asian="normal" style:font-weight-asian="normal" style:font-style-complex="normal" style:font-weight-complex="normal"/>
    </style:style>
    <style:style style:name="T14" style:family="text">
      <style:text-properties fo:font-style="normal" fo:font-weight="normal" officeooo:rsid="01bae01e" style:font-style-asian="normal" style:font-weight-asian="normal" style:font-style-complex="normal" style:font-weight-complex="normal"/>
    </style:style>
    <style:style style:name="T15" style:family="text">
      <style:text-properties fo:font-style="normal" fo:font-weight="normal" officeooo:rsid="01bbb53f" style:font-style-asian="normal" style:font-weight-asian="normal" style:font-style-complex="normal" style:font-weight-complex="normal"/>
    </style:style>
    <style:style style:name="T16" style:family="text">
      <style:text-properties fo:font-style="normal" fo:font-weight="normal" officeooo:rsid="01bc769d" style:font-style-asian="normal" style:font-weight-asian="normal" style:font-style-complex="normal" style:font-weight-complex="normal"/>
    </style:style>
    <style:style style:name="T17" style:family="text">
      <style:text-properties fo:font-style="normal" fo:font-weight="normal" officeooo:rsid="01bd19a9" style:font-style-asian="normal" style:font-weight-asian="normal" style:font-style-complex="normal" style:font-weight-complex="normal"/>
    </style:style>
    <style:style style:name="T18" style:family="text">
      <style:text-properties fo:font-style="normal" fo:font-weight="normal" officeooo:rsid="01be3b39" style:font-style-asian="normal" style:font-weight-asian="normal" style:font-style-complex="normal" style:font-weight-complex="normal"/>
    </style:style>
    <style:style style:name="T19" style:family="text">
      <style:text-properties fo:font-style="normal" fo:font-weight="normal" officeooo:rsid="01bfac00" style:font-style-asian="normal" style:font-weight-asian="normal" style:font-style-complex="normal" style:font-weight-complex="normal"/>
    </style:style>
    <style:style style:name="T20" style:family="text">
      <style:text-properties fo:font-style="normal" fo:font-weight="normal" officeooo:rsid="01c15db2" style:font-style-asian="normal" style:font-weight-asian="normal" style:font-style-complex="normal" style:font-weight-complex="normal"/>
    </style:style>
    <style:style style:name="T21" style:family="text">
      <style:text-properties fo:font-style="normal" fo:font-weight="normal" officeooo:rsid="01c26223" style:font-style-asian="normal" style:font-weight-asian="normal" style:font-style-complex="normal" style:font-weight-complex="normal"/>
    </style:style>
    <style:style style:name="T22" style:family="text">
      <style:text-properties fo:font-style="normal" fo:font-weight="normal" officeooo:rsid="01cc7f69" style:font-style-asian="normal" style:font-weight-asian="normal" style:font-style-complex="normal" style:font-weight-complex="normal"/>
    </style:style>
    <style:style style:name="T23" style:family="text">
      <style:text-properties fo:font-style="normal" fo:font-weight="normal" officeooo:rsid="01cfff99" style:font-style-asian="normal" style:font-weight-asian="normal" style:font-style-complex="normal" style:font-weight-complex="normal"/>
    </style:style>
    <style:style style:name="T24" style:family="text">
      <style:text-properties fo:font-style="normal" fo:font-weight="normal" officeooo:rsid="01d0885c" style:font-style-asian="normal" style:font-weight-asian="normal" style:font-style-complex="normal" style:font-weight-complex="normal"/>
    </style:style>
    <style:style style:name="T25" style:family="text">
      <style:text-properties fo:font-style="normal" fo:font-weight="normal" officeooo:rsid="01d17cb2" style:font-style-asian="normal" style:font-weight-asian="normal" style:font-style-complex="normal" style:font-weight-complex="normal"/>
    </style:style>
    <style:style style:name="T26" style:family="text">
      <style:text-properties fo:font-style="normal" fo:font-weight="normal" officeooo:rsid="01d68051" style:font-style-asian="normal" style:font-weight-asian="normal" style:font-style-complex="normal" style:font-weight-complex="normal"/>
    </style:style>
    <style:style style:name="T27" style:family="text">
      <style:text-properties fo:font-style="normal" fo:font-weight="normal" officeooo:rsid="01d87918" style:font-style-asian="normal" style:font-weight-asian="normal" style:font-style-complex="normal" style:font-weight-complex="normal"/>
    </style:style>
    <style:style style:name="T28" style:family="text">
      <style:text-properties fo:font-style="normal" fo:font-weight="normal" officeooo:rsid="01e06668" style:font-style-asian="normal" style:font-weight-asian="normal" style:font-style-complex="normal" style:font-weight-complex="normal"/>
    </style:style>
    <style:style style:name="T29" style:family="text">
      <style:text-properties fo:font-style="normal" fo:font-weight="normal" officeooo:rsid="01e5043f" style:font-style-asian="normal" style:font-weight-asian="normal" style:font-style-complex="normal" style:font-weight-complex="normal"/>
    </style:style>
    <style:style style:name="T30" style:family="text">
      <style:text-properties fo:font-style="normal" fo:font-weight="normal" officeooo:rsid="01e7cbc9" style:font-style-asian="normal" style:font-weight-asian="normal" style:font-style-complex="normal" style:font-weight-complex="normal"/>
    </style:style>
    <style:style style:name="T31" style:family="text">
      <style:text-properties fo:font-style="normal" fo:font-weight="normal" officeooo:rsid="01be3b39" fo:background-color="transparent" loext:char-shading-value="0" style:font-style-asian="normal" style:font-weight-asian="normal" style:font-style-complex="normal" style:font-weight-complex="normal"/>
    </style:style>
    <style:style style:name="T32" style:family="text">
      <style:text-properties fo:font-style="normal" fo:font-weight="normal" officeooo:rsid="01cfff99" fo:background-color="transparent" loext:char-shading-value="0" style:font-style-asian="normal" style:font-weight-asian="normal" style:font-style-complex="normal" style:font-weight-complex="normal"/>
    </style:style>
    <style:style style:name="T33" style:family="text">
      <style:text-properties fo:font-style="normal" fo:font-weight="normal" officeooo:rsid="01d0885c"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1bd19a9" fo:background-color="transparent" loext:char-shading-value="0" style:font-style-asian="normal" style:font-weight-asian="normal" style:font-style-complex="normal" style:font-weight-complex="normal"/>
    </style:style>
    <style:style style:name="T35" style:family="text">
      <style:text-properties fo:font-style="normal" fo:font-weight="normal" officeooo:rsid="01e5043f" fo:background-color="transparent" loext:char-shading-value="0"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background-color="#ffff00" loext:char-shading-value="0" style:font-style-asian="normal" style:font-style-complex="normal"/>
    </style:style>
    <style:style style:name="T38" style:family="text">
      <style:text-properties fo:font-style="normal" officeooo:rsid="01f98813" fo:background-color="#ffff00" loext:char-shading-value="0" style:font-style-asian="normal" style:font-style-complex="normal"/>
    </style:style>
    <style:style style:name="T39" style:family="text">
      <style:text-properties fo:font-weight="normal" style:font-weight-asian="normal" style:font-weight-complex="normal"/>
    </style:style>
    <style:style style:name="T40" style:family="text">
      <style:text-properties fo:font-weight="normal" officeooo:rsid="01b7735c" style:font-weight-asian="normal" style:font-weight-complex="normal"/>
    </style:style>
    <style:style style:name="T41" style:family="text">
      <style:text-properties fo:font-weight="normal" officeooo:rsid="01b8fc36" style:font-weight-asian="normal" style:font-weight-complex="normal"/>
    </style:style>
    <style:style style:name="T42" style:family="text">
      <style:text-properties fo:font-weight="normal" officeooo:rsid="01bc769d" style:font-weight-asian="normal" style:font-weight-complex="normal"/>
    </style:style>
    <style:style style:name="T43" style:family="text">
      <style:text-properties fo:font-weight="normal" officeooo:rsid="01d87918" style:font-weight-asian="normal" style:font-weight-complex="normal"/>
    </style:style>
    <style:style style:name="T44" style:family="text">
      <style:text-properties fo:font-weight="normal" officeooo:rsid="01de7f45" style:font-weight-asian="normal" style:font-weight-complex="normal"/>
    </style:style>
    <style:style style:name="T45" style:family="text">
      <style:text-properties fo:font-weight="normal" officeooo:rsid="01e01ea4" style:font-weight-asian="normal" style:font-weight-complex="normal"/>
    </style:style>
    <style:style style:name="T46" style:family="text">
      <style:text-properties fo:font-weight="normal" officeooo:rsid="01e04b67" style:font-weight-asian="normal" style:font-weight-complex="normal"/>
    </style:style>
    <style:style style:name="T47" style:family="text">
      <style:text-properties fo:font-weight="normal" officeooo:rsid="01e06668" style:font-weight-asian="normal" style:font-weight-complex="normal"/>
    </style:style>
    <style:style style:name="T48" style:family="text">
      <style:text-properties fo:font-weight="normal" officeooo:rsid="01e5043f" style:font-weight-asian="normal" style:font-weight-complex="normal"/>
    </style:style>
    <style:style style:name="T49" style:family="text">
      <style:text-properties fo:font-weight="normal" officeooo:rsid="01e8f62e"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1b7735c" style:font-weight-asian="bold" style:font-weight-complex="bold"/>
    </style:style>
    <style:style style:name="T52" style:family="text">
      <style:text-properties fo:font-weight="bold" officeooo:rsid="01de7f45" style:font-weight-asian="bold" style:font-weight-complex="bold"/>
    </style:style>
    <style:style style:name="T53" style:family="text">
      <style:text-properties officeooo:rsid="01b7735c"/>
    </style:style>
    <style:style style:name="T54" style:family="text">
      <style:text-properties style:font-name="Courier New"/>
    </style:style>
    <style:style style:name="T55" style:family="text">
      <style:text-properties style:font-name="Courier New" fo:font-style="normal" fo:font-weight="normal" officeooo:rsid="01bae01e" style:font-style-asian="normal" style:font-weight-asian="normal" style:font-style-complex="normal" style:font-weight-complex="normal"/>
    </style:style>
    <style:style style:name="T56" style:family="text">
      <style:text-properties style:font-name="Courier New" fo:font-style="normal" fo:font-weight="normal" officeooo:rsid="01bbb53f" style:font-style-asian="normal" style:font-weight-asian="normal" style:font-style-complex="normal" style:font-weight-complex="normal"/>
    </style:style>
    <style:style style:name="T57" style:family="text">
      <style:text-properties style:font-name="Courier New" fo:font-style="normal" fo:font-weight="normal" officeooo:rsid="01c15db2" style:font-style-asian="normal" style:font-weight-asian="normal" style:font-style-complex="normal" style:font-weight-complex="normal"/>
    </style:style>
    <style:style style:name="T58" style:family="text">
      <style:text-properties style:font-name="Courier New" fo:font-style="normal" style:font-style-asian="normal" style:font-style-complex="normal"/>
    </style:style>
    <style:style style:name="T59" style:family="text">
      <style:text-properties style:font-name="Courier New" officeooo:rsid="01c629ab"/>
    </style:style>
    <style:style style:name="T60" style:family="text">
      <style:text-properties officeooo:rsid="01c6b3d9"/>
    </style:style>
    <style:style style:name="T61" style:family="text">
      <style:text-properties officeooo:rsid="01c6f2e9"/>
    </style:style>
    <style:style style:name="T62" style:family="text">
      <style:text-properties officeooo:rsid="01c78062"/>
    </style:style>
    <style:style style:name="T63" style:family="text">
      <style:text-properties officeooo:rsid="01d0885c"/>
    </style:style>
    <style:style style:name="T64" style:family="text">
      <style:text-properties officeooo:rsid="01d9751c"/>
    </style:style>
    <style:style style:name="T65" style:family="text">
      <style:text-properties style:font-name="Linux Libertine G2" fo:font-style="normal" style:font-style-asian="normal" style:font-style-complex="normal"/>
    </style:style>
    <style:style style:name="T66" style:family="text">
      <style:text-properties style:font-name="Linux Libertine G2" fo:font-style="normal" officeooo:rsid="01d9d6e5" style:font-style-asian="normal" style:font-style-complex="normal"/>
    </style:style>
    <style:style style:name="T67" style:family="text">
      <style:text-properties officeooo:rsid="01db7181"/>
    </style:style>
    <style:style style:name="T68" style:family="text">
      <style:text-properties fo:background-color="transparent" loext:char-shading-value="0"/>
    </style:style>
    <style:style style:name="T69" style:family="text">
      <style:text-properties officeooo:rsid="01e8f62e" fo:background-color="transparent" loext:char-shading-value="0"/>
    </style:style>
    <style:style style:name="T70" style:family="text">
      <style:text-properties fo:background-color="transparent" loext:char-shading-value="0"/>
    </style:style>
    <style:style style:name="T71" style:family="text">
      <style:text-properties officeooo:rsid="01e318be"/>
    </style:style>
    <style:style style:name="T72" style:family="text">
      <style:text-properties fo:font-size="11pt" fo:font-weight="normal" officeooo:rsid="01b5bd74" style:font-size-asian="11pt" style:font-weight-asian="normal" style:font-size-complex="11pt" style:font-weight-complex="normal"/>
    </style:style>
    <style:style style:name="T73" style:family="text">
      <style:text-properties style:font-name="Linux Libertine G" fo:font-size="11pt" fo:font-style="normal" officeooo:rsid="01f726c5" fo:background-color="#ffff00" loext:char-shading-value="0" style:font-size-asian="10.5pt" style:font-style-asian="normal" style:font-style-complex="normal"/>
    </style:style>
    <style:style style:name="T74" style:family="text">
      <style:text-properties style:font-name="Linux Libertine G" fo:font-size="11pt" fo:font-style="normal" fo:background-color="#ffff00" loext:char-shading-value="0" style:font-size-asian="10.5pt" style:font-style-asian="normal" style:font-style-complex="normal"/>
    </style:style>
    <style:style style:name="T75" style:family="text">
      <style:text-properties style:font-name="Linux Libertine G" fo:font-size="11pt" fo:font-style="normal" style:font-size-asian="10.5pt" style:font-style-asian="normal" style:font-style-complex="normal"/>
    </style:style>
    <style:style style:name="T76" style:family="text">
      <style:text-properties style:font-name="Linux Libertine G" fo:font-size="11pt" fo:font-style="normal" officeooo:rsid="01f726c5" style:font-size-asian="10.5pt" style:font-style-asian="normal" style:font-style-complex="normal"/>
    </style:style>
    <style:style style:name="T77" style:family="text">
      <style:text-properties style:font-name="Linux Libertine G" fo:font-size="11pt" fo:font-style="normal" officeooo:rsid="01f726c5" style:font-size-asian="10.5pt" style:font-style-asian="normal" style:font-style-complex="normal" fo:background-color="#ffffff"/>
    </style:style>
    <style:style style:name="T78" style:family="text">
      <style:text-properties style:font-name="Linux Libertine G" fo:font-size="11pt" fo:font-style="normal" style:font-size-asian="10.5pt" style:font-style-asian="normal" style:font-style-complex="normal" fo:background-color="#ffffff"/>
    </style:style>
    <style:style style:name="T79" style:family="text">
      <style:text-properties style:font-name="Linux Libertine G" fo:font-size="11pt" fo:font-style="italic" officeooo:rsid="01f726c5" fo:background-color="#ffff00" loext:char-shading-value="0" style:font-size-asian="10.5pt" style:font-style-asian="italic" style:font-style-complex="italic"/>
    </style:style>
    <style:style style:name="T80" style:family="text">
      <style:text-properties style:font-name="Linux Libertine G" fo:font-size="11pt" fo:font-style="italic" fo:background-color="#ffff00" loext:char-shading-value="0" style:font-size-asian="10.5pt" style:font-style-asian="italic" style:font-style-complex="italic"/>
    </style:style>
    <style:style style:name="T81" style:family="text">
      <style:text-properties style:font-name="Linux Libertine G" fo:font-size="11pt" fo:font-style="italic" style:font-size-asian="10.5pt" style:font-style-asian="italic" style:font-style-complex="italic"/>
    </style:style>
    <style:style style:name="T82" style:family="text">
      <style:text-properties style:font-name="Linux Libertine G" fo:font-size="11pt" fo:font-style="italic" officeooo:rsid="01f726c5" style:font-size-asian="10.5pt" style:font-style-asian="italic" style:font-style-complex="italic"/>
    </style:style>
    <style:style style:name="T83" style:family="text">
      <style:text-properties style:font-name="Linux Libertine G" fo:font-size="11pt" fo:font-style="italic" officeooo:rsid="01f726c5" style:font-size-asian="10.5pt" style:font-style-asian="italic" style:font-style-complex="italic" fo:background-color="#ffffff"/>
    </style:style>
    <style:style style:name="T84" style:family="text">
      <style:text-properties style:font-name="Linux Libertine G" fo:font-size="11pt" fo:font-style="italic" style:font-size-asian="10.5pt" style:font-style-asian="italic" style:font-style-complex="italic" fo:background-color="#ffffff"/>
    </style:style>
    <style:style style:name="T85" style:family="text">
      <style:text-properties officeooo:rsid="01f726c5"/>
    </style:style>
    <style:style style:name="T86" style:family="text">
      <style:text-properties officeooo:rsid="01f83b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isker_serial_order</text:h>
      <text:p text:style-name="P1">Serial order task for Whisker (http://www.whiskercontrol.com/). <text:span text:style-name="T53">Referred to as </text:span><text:span text:style-name="T51">SerialOrder</text:span><text:span text:style-name="T40"> in this document. </text:span><text:span text:style-name="T72">By Rudolf Cardinal (rudolf@pobox.com).</text:span></text:p>
      <text:h text:style-name="P54" text:outline-level="1">Choice of database: <text:span text:style-name="T64">MySQL 5.6.4+ or </text:span>PostgreSQL</text:h>
      <text:p text:style-name="P8">SerialOrder uses SQLAlchemy (http://www.sqlalchemy.org/) to talk to database. This permits a wide variety of back-end databases. <text:span text:style-name="T50">However, </text:span><text:span text:style-name="T39">some additional constraints apply </text:span><text:span text:style-name="T49">(detailed below)</text:span><text:span text:style-name="T39">. These are:</text:span></text:p>
      <text:list xml:id="list6067201538295879313" text:style-name="L1">
        <text:list-item>
          <text:p text:style-name="P33">We want lots of task instances to be able to use the same database, because that helps analysis enormously.</text:p>
        </text:list-item>
        <text:list-item>
          <text:p text:style-name="P34">We want to use a freely available database engine.</text:p>
        </text:list-item>
        <text:list-item>
          <text:p text:style-name="P35"><text:span text:style-name="T39">Use of a lightweight database like SQLite poses some problems if many tasks are writing to the same database at once</text:span><text:span text:style-name="T39"><text:note text:id="ftn1" text:note-class="footnote"><text:note-citation>1</text:note-citation><text:note-body><text:p text:style-name="P19">http://www.sqlite.org/whentouse.html</text:p></text:note-body></text:note></text:span><text:span text:style-name="T39">, as SQLite locks the whole database when writing. This might cause problems if many tasks are writing events at high speed to the database – but it also prohibits one task editing a config (with an SQLite transaction active) while other tasks write. </text:span><text:span text:style-name="T41">That’s a very common situation, which </text:span><text:span text:style-name="T39">argues strongly for a formal client/server database.</text:span></text:p>
        </text:list-item>
        <text:list-item>
          <text:p text:style-name="P36"><text:span text:style-name="T39">In addition, we want to store timestamps to millisecond accuracy. There are a variety of ways of doing this, with and without timezone storage. The only entirely consistent way across databases is to use a textual format (e.g. ISO-8601, such as 2016-03-02T22:43:03.710817+0</text:span><text:span text:style-name="T48">1</text:span><text:span text:style-name="T39">:00 or </text:span><text:span text:style-name="T48">an equivalent</text:span><text:span text:style-name="T39"> with less punctuation). However, this reduces the ability to perform simple arithmetic. For the purposes of behavioural tasks, time differences (latencies) are important, and timezones aren’t, </text:span><text:span text:style-name="T48">so we can use a high-precision UTC date/time</text:span><text:span text:style-name="T39">. </text:span><text:span text:style-name="T48">This gives us the DATETIME(6) type in MySQL 5.6.4+, or the TIMESTAMP type in PostgreSQL. </text:span><text:span text:style-name="T35">More detail below.</text:span></text:p>
        </text:list-item>
      </text:list>
      <text:h text:style-name="P52" text:outline-level="2">Installing PostgreSQL</text:h>
      <text:p text:style-name="P3"><text:span text:style-name="T19">To choose between MySQL and PostgreSQL, let’s </text:span><text:span text:style-name="T16">compare quick </text:span><text:span text:style-name="T19">installation and </text:span><text:span text:style-name="T16">startup, using an old Windows version (Windows XP, 32-bit). First PostgreSQL 9.5:</text:span></text:p>
      <text:list xml:id="list82278664238020705" text:style-name="L2">
        <text:list-item>
          <text:p text:style-name="P37"><text:span text:style-name="T4">Installation </text:span><text:span text:style-name="T5">under Windows XP</text:span><text:span text:style-name="T4">. </text:span><text:span text:style-name="T16">Simple. </text:span><text:span text:style-name="T17">The default port is 5432, and the default superuser account is postgres. </text:span><text:span text:style-name="T20">You can specify your data directory as you install, so it’s probably worth putting this somewhere outside “C:\Program Files”, such as c:\postgresql_data.</text:span></text:p>
        </text:list-item>
        <text:list-item>
          <text:p text:style-name="P37"><text:span text:style-name="T4">Running something. </text:span><text:span text:style-name="T16">Using</text:span><text:span text:style-name="T12"> </text:span><text:span text:style-name="T3">Start → Programs → PostgreSQL 9.5 → SQL Shell (psql)</text:span><text:span text:style-name="T12"> fails to connect with supplied defaults.</text:span><text:span text:style-name="T12"><text:note text:id="ftn2" text:note-class="footnote"><text:note-citation>2</text:note-citation><text:note-body><text:p text:style-name="P20">This calls <text:span text:style-name="T54">"C:\Program Files\PostgreSQL\9.5\scripts\runpsql.bat"</text:span>.</text:p></text:note-body></text:note></text:span><text:span text:style-name="T12"> If you use a </text:span><text:span text:style-name="T15">short</text:span><text:span text:style-name="T15"><text:note text:id="ftn3" text:note-class="footnote"><text:note-citation>3</text:note-citation><text:note-body><text:p text:style-name="P21">"C:\Program Files\PostgreSQL\9.5\bin\psql.exe" --username=postgres</text:p></text:note-body></text:note></text:span><text:span text:style-name="T15"> or full</text:span><text:span text:style-name="T15"><text:note text:id="ftn4" text:note-class="footnote"><text:note-citation>4</text:note-citation><text:note-body><text:p text:style-name="P60">"C:\Program Files\PostgreSQL\9.5\bin\psql.exe" -h localhost -U postgres -d postgres -p 5432</text:p></text:note-body></text:note></text:span><text:span text:style-name="T15"> </text:span><text:span text:style-name="T12">command line </text:span><text:span text:style-name="T15">version, </text:span><text:span text:style-name="T12">it does work, </text:span><text:span text:style-name="T15">so this indicates a bu</text:span><text:span text:style-name="T16">g</text:span><text:span text:style-name="T15"> in </text:span><text:span text:style-name="T56">runpsql.bat</text:span><text:span text:style-name="T12">.</text:span><text:span text:style-name="T12"><text:note text:id="ftn5" text:note-class="footnote"><text:note-citation>5</text:note-citation><text:note-body><text:p text:style-name="P22">It gets stuck, or takes an <text:span text:style-name="T1">extremely</text:span><text:span text:style-name="T7"> long time, on this line: </text:span><text:span text:style-name="T58">for /f "delims=" %%a in ('chcp ^|find /c "932"') do @ SET CLIENTENCODING_JP=%%a</text:span><text:span text:style-name="T65">, </text:span><text:span text:style-name="T66">presumably relating to Windows version incompatibility.</text:span></text:p></text:note-body></text:note></text:span><text:span text:style-name="T12"> </text:span><text:span text:style-name="T20">Once at the SQL command line, you can use the </text:span><text:span text:style-name="T57">help</text:span><text:span text:style-name="T20"> command, </text:span><text:span text:style-name="T15">providing you are at the </text:span><text:span text:style-name="T55">postgres</text:span><text:span text:style-name="T56">=</text:span><text:span text:style-name="T55">#</text:span><text:span text:style-name="T14"> </text:span><text:span text:style-name="T15">(command start) </text:span><text:span text:style-name="T14">prompt </text:span><text:span text:style-name="T15">not the </text:span><text:span text:style-name="T55">postgres-#</text:span><text:span text:style-name="T14"> </text:span><text:span text:style-name="T15">(command continuation) </text:span><text:span text:style-name="T14">prompt. </text:span><text:span text:style-name="T16">The GUI administrator works better out of the box: </text:span><text:span text:style-name="T3">Start → Programs → PostgreSQL 9.5 → </text:span><text:span text:style-name="T4">pgAdmin III</text:span><text:span text:style-name="T16">.</text:span></text:p>
        </text:list-item>
        <text:list-item>
          <text:p text:style-name="P38"><text:span text:style-name="T42">C</text:span><text:span text:style-name="T39">reating a user. </text:span><text:span text:style-name="T12">Within the GUI administrator, double-click on the local server to connect. Right-click “Login Roles” to choose “New Login Role...”. Create a user, giving it a name (e.g. ‘researcher’) in the Properties tab and a password in the Definition tab. Don’t forget the password, or you won’t be able to connect with this user from the psql tool.</text:span><text:span text:style-name="T12"><text:note text:id="ftn6" text:note-class="footnote"><text:note-citation>6</text:note-citation><text:note-body><text:p text:style-name="P23">http://www.postgresql.org/docs/current/static/auth-methods.html</text:p></text:note-body></text:note></text:span></text:p>
        </text:list-item>
        <text:list-item>
          <text:p text:style-name="P44"><text:span text:style-name="T4">C</text:span><text:span text:style-name="T3">reating a database.</text:span><text:span text:style-name="T12"> Within the GUI administrator as before, right-click “Databases” to choose “New Database...”. Give it a name (e.g. serialorder) and assign one of your users as its owner.</text:span></text:p>
        </text:list-item>
      </text:list>
      <text:p text:style-name="P4"><text:span text:style-name="T20">Installation </text:span><text:span text:style-name="T21">of PostgreSQL </text:span><text:span text:style-name="T20">under Ubuntu is </text:span><text:span text:style-name="T21">also </text:span><text:span text:style-name="T20">easy.</text:span><text:span text:style-name="T20"><text:note text:id="ftn7" text:note-class="footnote"><text:note-citation>7</text:note-citation><text:note-body><text:p text:style-name="P23">Install with <text:span text:style-name="T54">sudo apt-get install postgresql postgresql-contrib pgadmin3 </text:span><text:span text:style-name="T59">libpq-dev</text:span>. Connect with <text:span text:style-name="T54">sudo -u postgres psql postgres</text:span>. Set a password for the ‘postgres’ user using <text:span text:style-name="T54">\password postgres</text:span>. Quit with <text:span text:style-name="T54">\q</text:span>. Use <text:span text:style-name="T54">pgadmin3</text:span> for the rest.</text:p></text:note-body></text:note></text:span></text:p>
      <text:h text:style-name="P52" text:outline-level="2"><text:soft-page-break/>Installing MySQL</text:h>
      <text:p text:style-name="P5"><text:span text:style-name="T16">T</text:span><text:span text:style-name="T12">hen MySQL 5.7.1:</text:span></text:p>
      <text:list xml:id="list3413697808037" text:continue-numbering="true" text:style-name="L2">
        <text:list-item>
          <text:p text:style-name="P45"><text:span text:style-name="T3">Installation </text:span><text:span text:style-name="T5">under Windows XP</text:span><text:span text:style-name="T3">. </text:span><text:span text:style-name="T24">In short, don’t use this OS. </text:span><text:span text:style-name="T26">Failure details are below.</text:span></text:p>
          <text:list>
            <text:list-item>
              <text:p text:style-name="P45"><text:span text:style-name="T12">Installation of Microsoft .NET 4.0 is a prerequisite, and this is easy. Installation of MySQL itself is easy</text:span><text:span text:style-name="T23"><text:note text:id="ftn8" text:note-class="footnote"><text:note-citation>8</text:note-citation><text:note-body><text:p text:style-name="P26">From http://dev.mysql.com/downloads/installer/</text:p></text:note-body></text:note></text:span><text:span text:style-name="T12">. </text:span><text:span text:style-name="T23">However, the web </text:span><text:span text:style-name="T24">community </text:span><text:span text:style-name="T23">installer (1.6 Mb download) failed miserably. </text:span><text:span text:style-name="T17">The installer failed to start the server. The MySQL57 service reports that it isn’t a Win32 program when you try to run it. </text:span><text:span text:style-name="T31">T</text:span><text:span text:style-name="T32">he full </text:span><text:span text:style-name="T33">community </text:span><text:span text:style-name="T32">installer (377.9 Mb download) </text:span><text:span text:style-name="T33">failed. </text:span><text:span text:style-name="T34">MySQL Workbench failed to install; </text:span><text:span text:style-name="T33">in the depths of the very long log, it said “The operating system is not adequate for running MySQL Workbench 6.3 CE. You need Windows 7 or newer and .Net 4.0 Client Profile installed.” Then the installer crashed, saying “This class is designed only for Windows Vista and higher.” (At least the error messages are better with this installer!)</text:span></text:p>
            </text:list-item>
          </text:list>
        </text:list-item>
        <text:list-item>
          <text:p text:style-name="P46"><text:span text:style-name="T3">Installation under Windows 10.</text:span><text:span text:style-name="T12"> Much better.</text:span></text:p>
          <text:list>
            <text:list-item>
              <text:p text:style-name="P46"><text:span text:style-name="T3">Prerequisite: </text:span><text:span text:style-name="T12">Visual C++ Redistributable Packages for Visual Studio 2013, which you’ll want in order to get MySQL Workbench installed.</text:span><text:span text:style-name="T12"><text:note text:id="ftn9" text:note-class="footnote"><text:note-citation>9</text:note-citation><text:note-body><text:p text:style-name="P27">http<text:span text:style-name="T63">s://www.microsoft.com/en-GB/download/details.aspx?id=40784</text:span></text:p></text:note-body></text:note></text:span></text:p>
            </text:list-item>
            <text:list-item>
              <text:p text:style-name="P42"><text:span text:style-name="T39">Prerequisite: </text:span><text:span text:style-name="T12">Python 3.4, for MySQL Connector/Python.</text:span><text:span text:style-name="T12"><text:note text:id="ftn10" text:note-class="footnote"><text:note-citation>10</text:note-citation><text:note-body><text:p text:style-name="P27">http<text:span text:style-name="T63">s</text:span>://<text:span text:style-name="T63">www.python.org/downloads/release/python-344/</text:span></text:p></text:note-body></text:note></text:span></text:p>
            </text:list-item>
            <text:list-item>
              <text:p text:style-name="P47"><text:span text:style-name="T12">The web installer works fine here. Choos</text:span><text:span text:style-name="T25">ing</text:span><text:span text:style-name="T12"> the defaults </text:span><text:span text:style-name="T25">works well, and you can add additional users during setup</text:span><text:span text:style-name="T12">. </text:span><text:span text:style-name="T17">The default port is 3306, and the default superuser account is root.</text:span></text:p>
            </text:list-item>
          </text:list>
        </text:list-item>
        <text:list-item>
          <text:p text:style-name="P43"><text:span text:style-name="T43">Creating a user. </text:span><text:span text:style-name="T27">You might have already done this during installation, as above. If not, run MySQL Workbench, click </text:span><text:span text:style-name="T43">USERS AND PRIVILEGES</text:span><text:span text:style-name="T27">, then “Add Account”. Specify the details and click “Apply”.</text:span></text:p>
        </text:list-item>
        <text:list-item>
          <text:p text:style-name="P43"><text:span text:style-name="T39">Creating a database. </text:span><text:span text:style-name="T12">Run MySQL Workbench. Under </text:span><text:span text:style-name="T43">SCHEMAS</text:span><text:span text:style-name="T12">, right-click one and click “Create schema...” Give the new schema (database) a name and click “Apply”, then “Apply” again to confirm.</text:span></text:p>
        </text:list-item>
      </text:list>
      <text:p text:style-name="P14">So either is perfectly reasonable.</text:p>
      <text:h text:style-name="P55" text:outline-level="1"><text:span text:style-name="T69">Telling SerialOrder which database to use: the d</text:span>atabase URL</text:h>
      <text:p text:style-name="P6">If your user is ‘researcher’ and their password is ‘blueberry’, then you can use an environment variable or a command-line switch to tell the task how to connect with the database, like this:</text:p>
      <table:table table:name="Table1" table:style-name="Table1">
        <table:table-column table:style-name="Table1.A"/>
        <table:table-column table:style-name="Table1.B"/>
        <table:table-row>
          <table:table-cell table:style-name="Table1.A1" office:value-type="string">
            <text:p text:style-name="P17">Linux, environment variable, <text:span text:style-name="T67">PostgreSQL</text:span></text:p>
          </table:table-cell>
          <table:table-cell table:style-name="Table1.B1" office:value-type="string">
            <text:p text:style-name="P15">export WHISKER_SERIAL_ORDER_DB_URL=postgresql://researcher:blueberry@localhost/serialorder</text:p>
            <text:p text:style-name="P15">whisker_serial_order</text:p>
          </table:table-cell>
        </table:table-row>
        <table:table-row>
          <table:table-cell table:style-name="Table1.A2" office:value-type="string">
            <text:p text:style-name="P17">Any OS, command-line switch, <text:span text:style-name="T67">PostgreSQL</text:span></text:p>
          </table:table-cell>
          <table:table-cell table:style-name="Table1.B2" office:value-type="string">
            <text:p text:style-name="P15">whisker_serial_order --dburl postgresql://researcher:blueberry@localhost/serialorder</text:p>
          </table:table-cell>
        </table:table-row>
        <table:table-row>
          <table:table-cell table:style-name="Table1.A2" office:value-type="string">
            <text:p text:style-name="P17">Linux, environment variable, <text:span text:style-name="T67">MySQL</text:span></text:p>
          </table:table-cell>
          <table:table-cell table:style-name="Table1.B2" office:value-type="string">
            <text:p text:style-name="P15">export WHISKER_SERIAL_ORDER_DB_URL=<text:span text:style-name="T67">mysql</text:span>://researcher:blueberry@localhost/serialorder</text:p>
            <text:p text:style-name="P15">whisker_serial_order</text:p>
          </table:table-cell>
        </table:table-row>
        <table:table-row>
          <table:table-cell table:style-name="Table1.A2" office:value-type="string">
            <text:p text:style-name="P18">Any OS, command-line switch, <text:span text:style-name="T67">MySQL</text:span></text:p>
          </table:table-cell>
          <table:table-cell table:style-name="Table1.B2" office:value-type="string">
            <text:p text:style-name="P16">whisker_serial_order --dburl <text:span text:style-name="T67">mysql</text:span>://researcher:blueberry@localhost/serialorder</text:p>
          </table:table-cell>
        </table:table-row>
      </table:table>
      <text:p text:style-name="P7"/>
      <text:h text:style-name="P56" text:outline-level="1"><text:soft-page-break/>Some development notes</text:h>
      <text:h text:style-name="Heading_20_2" text:outline-level="2">Dates and times</text:h>
      <text:p text:style-name="P10"><text:span text:style-name="T48">As above, </text:span><text:span text:style-name="T39">the end user is probably best off with a native format that supports microsecond-accuracy precision, such as the DATETIME(fsp</text:span><text:span text:style-name="T45">), e.g. DATETIME(6),</text:span><text:span text:style-name="T12"> format available in MySQL 5.6.4 and higher.</text:span><text:span text:style-name="T12"><text:note text:id="ftn11" text:note-class="footnote"><text:note-citation>11</text:note-citation><text:note-body><text:p text:style-name="P19">http://dev.mysql.com/doc/refman/5.7/en/datetime.html</text:p></text:note-body></text:note></text:span><text:span text:style-name="T12"> </text:span><text:span text:style-name="T13">T</text:span><text:span text:style-name="T12">here are others</text:span><text:span text:style-name="T12"><text:note text:id="ftn12" text:note-class="footnote"><text:note-citation>12</text:note-citation><text:note-body><text:p text:style-name="P19">http://docs.sqlalchemy.org/en/latest/core/engines.html#supported-databases</text:p></text:note-body></text:note></text:span><text:span text:style-name="T12">, notably PostgreSQL, </text:span><text:span text:style-name="T17">which uses a TIMESTAMP format that has microsecond precision. </text:span><text:span text:style-name="T22">You’d think it can </text:span><text:span text:style-name="T17">store time zones as well (TIMESTAMP WITH TIME ZONE), </text:span><text:span text:style-name="T22">but close inspection shows that “For TIMESTAMP WITH TIME ZONE, the internally stored value is always in UTC... [a]n input value that has an explicit time zone is converted to UTC...”</text:span><text:span text:style-name="T12">.</text:span><text:span text:style-name="T12"><text:note text:id="ftn13" text:note-class="footnote"><text:note-citation>13</text:note-citation><text:note-body><text:p text:style-name="P31">http://www.postgresql.org/docs/9.1/static/datatype-datetime.html</text:p></text:note-body></text:note></text:span><text:span text:style-name="T12"> </text:span><text:span text:style-name="T18">In other words, </text:span><text:span text:style-name="T22">there’s not much to choose between </text:span><text:span text:style-name="T18">PostgreSQL </text:span><text:span text:style-name="T22">and MySQL on the basis of date/time handling</text:span><text:span text:style-name="T19">.</text:span></text:p>
      <text:p text:style-name="P10"><text:span text:style-name="T28">Interestingly, on the commercial side, SQL Server 2008+ provides DATETIMEOFFSET, which preserves timezone information,</text:span><text:span text:style-name="T28"><text:note text:id="ftn14" text:note-class="footnote"><text:note-citation>14</text:note-citation><text:note-body><text:p text:style-name="P30">https://msdn.microsoft.com/en-us/library/bb630289.aspx; <text:span text:style-name="T71">https://blogs.msdn.microsoft.com/bartd/2009/03/31/the-death-of-datetime/</text:span></text:p></text:note-body></text:note></text:span><text:span text:style-name="T28"> and Oracle has a version of TIMESTAMP WITH TIME ZONE that can preserve timezone information.</text:span><text:span text:style-name="T28"><text:note text:id="ftn15" text:note-class="footnote"><text:note-citation>15</text:note-citation><text:note-body><text:p text:style-name="P29">https://docs.oracle.com/cd/B19306_01/server.102/b14225/ch4datetime.htm#i1006081; but see https://tonyhasler.wordpress.com/2010/09/04/tonys-tirade-against-timestamp-with-time-zone/</text:p></text:note-body></text:note></text:span><text:span text:style-name="T28"> </text:span><text:span text:style-name="T29">Neither PostgreSQL or MySQL appear to have an equivalent; the best they offer is UTC high-precision storage (and you could store the timezone of origin separately, e.g. with the TimezoneType <text:s/>from SQLAlchemy-Utils). </text:span><text:span text:style-name="T30">I haven’t managed to get TimezoneType working cleanly, in that (a) I’m unsure of the best general way to get the current timezone using either pytz or dateutil.tz.tzlocal(); (b) Alembic adds a “length=50” argument to the constructor, which is wrong and requires manual removal. Anyway, it’s not too important here.</text:span></text:p>
      <text:p text:style-name="P11"><text:span text:style-name="T29">F</text:span><text:span text:style-name="T12">or general advice, see also </text:span><text:span text:style-name="T12"><text:note text:id="ftn16" text:note-class="footnote"><text:note-citation>16</text:note-citation><text:note-body><text:p text:style-name="P32">http://stackoverflow.com/questions/1646171/mysql-datetime-fields-and-daylight-savings-time-how-do-i-reference-the-extra; and especially <text:span text:style-name="T50">http://stackoverflow.com/questions/2532729/daylight-saving-time-and-time-zone-best-practices</text:span></text:p></text:note-body></text:note></text:span><text:span text:style-name="T12">.</text:span></text:p>
      <text:p text:style-name="P9">The best Python module is <text:span text:style-name="T60">A</text:span>rrow<text:note text:id="ftn17" text:note-class="footnote"><text:note-citation>17</text:note-citation><text:note-body><text:p text:style-name="P24">http://crsmithdev.com/arrow/</text:p></text:note-body></text:note>, which offers arrow.now() to get a timezone-aware, microsecond-precision object in the local timezone.</text:p>
      <text:p text:style-name="P9">There is an ArrowType for SQLAlchemy in SQLAlchemy-Utils<text:note text:id="ftn18" text:note-class="footnote"><text:note-citation>18</text:note-citation><text:note-body><text:p text:style-name="P24">http://sqlalchemy-utils.readthedocs.org/en/latest/data_types.html</text:p></text:note-body></text:note>; <text:span text:style-name="T62">however, this converts to UTC as it sends to the database (and UTC Arrow objects back out again), so the source timezone is lost. But this is actually normal PostgreSQL behaviour, as above, which always uses UTC internally. An alternative (as per CamCOPS) is to use ISO-8601 strings, but they’re much less convenient for end user comparison. So, the best bet is to use Arrow, ArrowType, and accept that everything in the database is in UTC. This works fine for PostgreSQL, where the default TIMESTAMP has microsecond precision. </text:span><text:span text:style-name="T52">However, </text:span><text:span text:style-name="T44">by default the ArrowType uses a plain DATETIME in MySQL, which has only second precision; </text:span><text:span text:style-name="T47">we need DATETIME(6)</text:span><text:span text:style-name="T44">. We therefore require </text:span><text:span text:style-name="T45">not only </text:span><text:span text:style-name="T44">MySQL 5.</text:span><text:span text:style-name="T45">6.4+ but </text:span><text:span text:style-name="T44">a custom ArrowMicrosecondType. </text:span><text:span text:style-name="T46">Duly added. </text:span><text:span text:style-name="T47">For SQL Server, this class uses DATETIME2, available from SQL Server 2008+.</text:span><text:span text:style-name="T47"><text:note text:id="ftn19" text:note-class="footnote"><text:note-citation>19</text:note-citation><text:note-body><text:p text:style-name="P28">https://blogs.msdn.microsoft.com/cdnsoldevs/2011/06/22/why-you-should-never-use-datetime-again/; http://stackoverflow.com/questions/1334143/sql-server-datetime2-vs-datetime</text:p></text:note-body></text:note></text:span></text:p>
      <text:p text:style-name="P11"><text:span text:style-name="T47">T</text:span><text:span text:style-name="T39">o summarize, </text:span><text:span text:style-name="T50">in this task, all timestamps are in UTC.</text:span></text:p>
      <text:h text:style-name="Heading_20_2" text:outline-level="2"><text:span text:style-name="T61">Where to store </text:span>BLOBs</text:h>
      <text:p text:style-name="P12">Completely irrelevant here, but see <text:note text:id="ftn20" text:note-class="footnote"><text:note-citation>20</text:note-citation><text:note-body><text:p text:style-name="P25">https://wiki.postgresql.org/wiki/BinaryFilesInDB</text:p></text:note-body></text:note>.</text:p>
      <text:h text:style-name="Heading_20_2" text:outline-level="2">Strings</text:h>
      <text:p text:style-name="P13">The SQLAlchemy String() type can be of variable length in PostgreSQL and SQLite, but needs a length in MySQL. The SQLAlchemy Text() is always of variable length.</text:p>
      <text:h text:style-name="P53" text:outline-level="2">Trial maths</text:h>
      <text:p text:style-name="P39">Definitions.<text:span text:style-name="T7"> The number of </text:span>k<text:span text:style-name="T7">-permutations from </text:span>n<text:span text:style-name="T7"> objects </text:span>P<text:span text:style-name="T7">(</text:span>n<text:span text:style-name="T7">, </text:span>k<text:span text:style-name="T7">) = </text:span>n<text:span text:style-name="T7">! / (</text:span>n<text:span text:style-name="T7"> – </text:span>k<text:span text:style-name="T7">)!. The number of </text:span>k<text:span text:style-name="T7">-combinations from </text:span>n<text:span text:style-name="T7"> objects </text:span>C<text:span text:style-name="T7">(</text:span>n<text:span text:style-name="T7">, </text:span>k<text:span text:style-name="T7">) = </text:span>n<text:span text:style-name="T7">! / [(</text:span>n<text:span text:style-name="T7"> – </text:span>k<text:span text:style-name="T7">)!</text:span>k<text:span text:style-name="T7">!].</text:span></text:p>
      <text:p text:style-name="P40"><text:soft-page-break/><text:span text:style-name="T7">In our situation, we always offer two choices and have five holes available; this gives </text:span>C<text:span text:style-name="T7">(5, 2) = 10 possible </text:span><text:span text:style-name="T85">spatial</text:span><text:span text:style-name="T8"> </text:span><text:span text:style-name="T7">choices. For a stimulus sequence of length </text:span>l<text:span text:style-name="T7">, the number of sequences is </text:span>P<text:span text:style-name="T7">(5, </text:span>l<text:span text:style-name="T7">). </text:span><text:span text:style-name="T8">The spatial choice is not independent of the sequence (e.g. if you present lights 314 you can’t then offer a choice of 25). The </text:span><text:span text:style-name="T85">serial order</text:span><text:span text:style-name="T8"> choice is independent of the sequence, and there are <text:s/></text:span>C<text:span text:style-name="T7">(</text:span><text:span text:style-name="T85">l</text:span><text:span text:style-name="T7">, 2) </text:span><text:span text:style-name="T8">of these, as follows:</text:span></text:p>
      <table:table table:name="Table2" table:style-name="Table2">
        <table:table-column table:style-name="Table2.A" table:number-columns-repeated="5"/>
        <table:table-row>
          <table:table-cell table:style-name="Table2.A1" office:value-type="string">
            <text:p text:style-name="P59">Sequence length <text:span text:style-name="T1">l</text:span></text:p>
          </table:table-cell>
          <table:table-cell table:style-name="Table2.A1" office:value-type="string">
            <text:p text:style-name="P59"><text:span text:style-name="T7">Number of possible sequences, </text:span><text:span text:style-name="T1">P</text:span><text:span text:style-name="T7">(5, </text:span><text:span text:style-name="T1">l</text:span><text:span text:style-name="T7">)</text:span></text:p>
          </table:table-cell>
          <table:table-cell table:style-name="Table2.A1" office:value-type="string">
            <text:p text:style-name="P59">Number of serial order choices, <text:span text:style-name="T1">C</text:span><text:span text:style-name="T7">(</text:span><text:span text:style-name="T1">l</text:span><text:span text:style-name="T7">, 2)</text:span></text:p>
          </table:table-cell>
          <table:table-cell table:style-name="Table2.A1" office:value-type="string">
            <text:p text:style-name="P59">Number of spatial choices, <text:span text:style-name="T1">C</text:span><text:span text:style-name="T7">(5, 2); not all available on any given trial</text:span></text:p>
          </table:table-cell>
          <table:table-cell table:style-name="Table2.E1" office:value-type="string">
            <text:p text:style-name="P59">Maximum number of independent <text:span text:style-name="T86">trial types</text:span>, <text:span text:style-name="T1">P</text:span><text:span text:style-name="T7">(5, </text:span><text:span text:style-name="T1">l</text:span><text:span text:style-name="T7">)</text:span><text:span text:style-name="T1">C</text:span><text:span text:style-name="T7">(</text:span><text:span text:style-name="T1">l</text:span><text:span text:style-name="T7">, 2)</text:span></text:p>
          </table:table-cell>
        </table:table-row>
        <table:table-row>
          <table:table-cell table:style-name="Table2.A2" office:value-type="string">
            <text:p text:style-name="P58">2</text:p>
          </table:table-cell>
          <table:table-cell table:style-name="Table2.A2" office:value-type="string">
            <text:p text:style-name="P58">20</text:p>
          </table:table-cell>
          <table:table-cell table:style-name="Table2.A2" office:value-type="string">
            <text:p text:style-name="P58">1</text:p>
          </table:table-cell>
          <table:table-cell table:style-name="Table2.A2" office:value-type="string">
            <text:p text:style-name="P58">10</text:p>
          </table:table-cell>
          <table:table-cell table:style-name="Table2.E2" office:value-type="string">
            <text:p text:style-name="P58">20</text:p>
          </table:table-cell>
        </table:table-row>
        <table:table-row>
          <table:table-cell table:style-name="Table2.A2" office:value-type="string">
            <text:p text:style-name="P58">3</text:p>
          </table:table-cell>
          <table:table-cell table:style-name="Table2.A2" office:value-type="string">
            <text:p text:style-name="P58">60</text:p>
          </table:table-cell>
          <table:table-cell table:style-name="Table2.A2" office:value-type="string">
            <text:p text:style-name="P58">3</text:p>
          </table:table-cell>
          <table:table-cell table:style-name="Table2.A2" office:value-type="string">
            <text:p text:style-name="P58">10</text:p>
          </table:table-cell>
          <table:table-cell table:style-name="Table2.E2" office:value-type="string">
            <text:p text:style-name="P58">180</text:p>
          </table:table-cell>
        </table:table-row>
        <table:table-row>
          <table:table-cell table:style-name="Table2.A2" office:value-type="string">
            <text:p text:style-name="P58">4</text:p>
          </table:table-cell>
          <table:table-cell table:style-name="Table2.A2" office:value-type="string">
            <text:p text:style-name="P58">120</text:p>
          </table:table-cell>
          <table:table-cell table:style-name="Table2.A2" office:value-type="string">
            <text:p text:style-name="P58">6</text:p>
          </table:table-cell>
          <table:table-cell table:style-name="Table2.A2" office:value-type="string">
            <text:p text:style-name="P58">10</text:p>
          </table:table-cell>
          <table:table-cell table:style-name="Table2.E2" office:value-type="string">
            <text:p text:style-name="P58">720</text:p>
          </table:table-cell>
        </table:table-row>
        <table:table-row>
          <table:table-cell table:style-name="Table2.A2" office:value-type="string">
            <text:p text:style-name="P58">5</text:p>
          </table:table-cell>
          <table:table-cell table:style-name="Table2.A2" office:value-type="string">
            <text:p text:style-name="P58">120</text:p>
          </table:table-cell>
          <table:table-cell table:style-name="Table2.A2" office:value-type="string">
            <text:p text:style-name="P58">10</text:p>
          </table:table-cell>
          <table:table-cell table:style-name="Table2.A2" office:value-type="string">
            <text:p text:style-name="P58">10</text:p>
          </table:table-cell>
          <table:table-cell table:style-name="Table2.E2" office:value-type="string">
            <text:p text:style-name="P58">1200</text:p>
          </table:table-cell>
        </table:table-row>
      </table:table>
      <text:p text:style-name="P41"><text:span text:style-name="T8"/></text:p>
      <text:p text:style-name="P41"><text:span text:style-name="T8">I</text:span><text:span text:style-name="T7">n general, since this task is about serial order detection, </text:span>serial order choices are the most important<text:span text:style-name="T7"> and should vary most rapidly (e.g. for </text:span>l<text:span text:style-name="T7"> = 4, every 6 trials should cover all of the 6 possible serial order choices, in random order). Next most important is spatial choice (it’s of some importance that choices are equally distributed spatially); </text:span><text:span text:style-name="T36">note</text:span><text:span text:style-name="T12"> that the number of spatial choices is not always a multiple of the number of serial order choices</text:span><text:span text:style-name="T7">. Last comes sequence (it’s least important that all possible sequences are presented). </text:span><text:span text:style-name="T9">But there is no obviously consistent way of randomizing in groups across all three (since some of them are interdependent and they are not necessarily multiples of each other), so I think the best approach is to randomize across sequences, which should give a nice spatial spread (through randomness alone), in addition to the guarantees about serial order sampling.</text:span></text:p>
      <text:p text:style-name="P51"><text:span text:style-name="T7">Therefore our algorithm will be:</text:span></text:p>
      <text:list xml:id="list1531370137731108419" text:style-name="L4">
        <text:list-item>
          <text:p text:style-name="P48"><text:span text:style-name="T7">For each stage, we establish the possible serial order choices, </text:span><text:span text:style-name="T9">and </text:span><text:span text:style-name="T7">the possible sequences. </text:span><text:span text:style-name="T9">We combine them into all possible combinations.</text:span></text:p>
        </text:list-item>
        <text:list-item>
          <text:p text:style-name="P49"><text:span text:style-name="T7">We then shuffle them in blocks, such that </text:span><text:span text:style-name="T1">serial order is randomized in blocks with the highest rate of change, </text:span><text:span text:style-name="T7">so that in every </text:span><text:span text:style-name="T82">C</text:span><text:span text:style-name="T76">(</text:span><text:span text:style-name="T82">l</text:span><text:span text:style-name="T76">, 2) </text:span><text:span text:style-name="T75">trials there are all possible serial orders.</text:span></text:p>
        </text:list-item>
        <text:list-item>
          <text:p text:style-name="P49"><text:span text:style-name="T75">Since that gives a rather dull and static stimulus sequence, we then </text:span><text:span text:style-name="T81">randomize the sequences.</text:span><text:span text:style-name="T75"> So sequences vary randomly but the serial order sampling is in blocks.</text:span></text:p>
        </text:list-item>
        <text:list-item>
          <text:p text:style-name="P49"><text:span text:style-name="T75">We then sample in order from our ‘hat’. If we run out, we repopulate the hat, as above.</text:span></text:p>
        </text:list-item>
      </text:list>
      <text:p text:style-name="P50"><text:span text:style-name="T75"/></text:p>
      <text:h text:style-name="P57" text:outline-level="1">Change history</text:h>
      <text:h text:style-name="Heading_20_2" text:outline-level="2">Feb 2016</text:h>
      <text:p text:style-name="P2">Start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3-07T00:34:13.127607601</dc:date>
    <meta:editing-duration>P5DT10H4M39S</meta:editing-duration>
    <meta:editing-cycles>429</meta:editing-cycles>
    <dc:creator>Rudolf Cardinal</dc:creator>
    <meta:document-statistic meta:table-count="2" meta:image-count="0" meta:object-count="0" meta:page-count="4" meta:paragraph-count="107" meta:word-count="1827" meta:character-count="12816" meta:non-whitespace-character-count="1111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